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115a5cf" officeooo:paragraph-rsid="00002e3c"/>
    </style:style>
    <style:style style:name="P2" style:family="paragraph" style:parent-style-name="Standard">
      <style:text-properties fo:font-weight="bold" officeooo:paragraph-rsid="00002e3c" style:font-weight-asian="bold" style:font-weight-complex="bold"/>
    </style:style>
    <style:style style:name="P3" style:family="paragraph" style:parent-style-name="Standard">
      <style:text-properties officeooo:paragraph-rsid="00002e3c"/>
    </style:style>
    <style:style style:name="P4" style:family="paragraph" style:parent-style-name="Standard">
      <style:paragraph-properties fo:break-before="page"/>
      <style:text-properties fo:font-weight="bold" officeooo:paragraph-rsid="00002e3c" style:font-weight-asian="bold" style:font-weight-complex="bold"/>
    </style:style>
    <style:style style:name="P5" style:family="paragraph" style:parent-style-name="Standard">
      <style:paragraph-properties fo:break-before="page"/>
      <style:text-properties officeooo:paragraph-rsid="00002e3c"/>
    </style:style>
    <style:style style:name="T1" style:family="text">
      <style:text-properties officeooo:rsid="01154a2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171bf25"/>
    </style:style>
    <style:style style:name="T4" style:family="text">
      <style:text-properties officeooo:rsid="0176141e"/>
    </style:style>
    <style:style style:name="T5" style:family="text">
      <style:text-properties officeooo:rsid="017699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abrik</text:p>
      <text:p text:style-name="P3">O Fabrik é um construtor de aplicativos para Joomla em forma de componentes. <text:span text:style-name="T1">Ele cria componentes no administrator que podem ser acessados pelo site e com bons recursos. Mas é bom lembrar que estes componentes devem ser criados e usados no site e não podem ser exportados para uso em outro site.</text:span></text:p>
      <text:p text:style-name="P3"/>
      <text:p text:style-name="P1">O melhor é que toda a criação de componentes/aplicativos com o Fabrik acontece sem a necessidade de se conhecer nada de programação.</text:p>
      <text:p text:style-name="P3"/>
      <text:p text:style-name="P2">Download</text:p>
      <text:p text:style-name="P3"><text:a xlink:type="simple" xlink:href="http://fabrikar.com/" text:style-name="Internet_20_link" text:visited-style-name="Visited_20_Internet_20_Link">http://fabrikar.com/</text:a> </text:p>
      <text:p text:style-name="P3"/>
      <text:p text:style-name="P3">Ele também tem vários plugins adicionais que podem ser baixados</text:p>
      <text:p text:style-name="P3"/>
      <text:p text:style-name="P3">Tutoriais</text:p>
      <text:p text:style-name="P3"><text:a xlink:type="simple" xlink:href="http://www.fabrikar.com/help/tutorials" text:style-name="Internet_20_link" text:visited-style-name="Visited_20_Internet_20_Link">http://www.fabrikar.com/help/tutorials</text:a> </text:p>
      <text:p text:style-name="P3"><text:a xlink:type="simple" xlink:href="http://www.horizon-news.net/jdownloads//Telechargement/Fabrik-Tutorial-Master-Detail-JM-32-Version1.pdf" text:style-name="Internet_20_link" text:visited-style-name="Visited_20_Internet_20_Link">http://www.horizon-news.net/jdownloads//Telechargement/Fabrik-Tutorial-Master-Detail-JM-32-Version1.pdf</text:a> </text:p>
      <text:p text:style-name="P3"><text:a xlink:type="simple" xlink:href="http://www.e-cursosbrasil.com.br/cursoonline/fabrik/e-bookextensoesFeJ.pdf" text:style-name="Internet_20_link" text:visited-style-name="Visited_20_Internet_20_Link">http://www.e-cursosbrasil.com.br/cursoonline/fabrik/e-bookextensoesFeJ.pdf</text:a> </text:p>
      <text:p text:style-name="P3"><text:a xlink:type="simple" xlink:href="https://www.ostraining.com/blog/joomla/introduction-to-fabrik/" text:style-name="Internet_20_link" text:visited-style-name="Visited_20_Internet_20_Link">https://www.ostraining.com/blog/joomla/introduction-to-fabrik/</text:a> </text:p>
      <text:p text:style-name="P3"><text:a xlink:type="simple" xlink:href="https://www.ostraining.com/blog/joomla/4-tips-fabrik/" text:style-name="Internet_20_link" text:visited-style-name="Visited_20_Internet_20_Link">https://www.ostraining.com/blog/joomla/4-tips-fabrik/</text:a> </text:p>
      <text:p text:style-name="P3"><text:a xlink:type="simple" xlink:href="https://pt.slideshare.net/robbieadair/building-custom-applications-with-fabrik?from_action=save" text:style-name="Internet_20_link" text:visited-style-name="Visited_20_Internet_20_Link">https://pt.slideshare.net/robbieadair/building-custom-applications-with-fabrik?from_action=save</text:a> </text:p>
      <text:p text:style-name="P3"><text:a xlink:type="simple" xlink:href="https://www.ostraining.com/class/fabrik/" text:style-name="Internet_20_link" text:visited-style-name="Visited_20_Internet_20_Link">https://www.ostraining.com/class/fabrik/</text:a> </text:p>
      <text:p text:style-name="P3"><text:a xlink:type="simple" xlink:href="http://www.waterincore.eu/dmdocuments/Fabrik_User_Manual_2_0_rev2.pdf" text:style-name="Internet_20_link" text:visited-style-name="Visited_20_Internet_20_Link">http://www.waterincore.eu/dmdocuments/Fabrik_User_Manual_2_0_rev2.pdf</text:a> </text:p>
      <text:p text:style-name="P3"/>
      <text:p text:style-name="P2">Instalação</text:p>
      <text:p text:style-name="P3"/>
      <text:p text:style-name="P3">Geralmente nas hospedagens compartilhadas eles já deixam os parâmetros do php prontos para a instalação, para não terem trabalho com suporte, o que não é vantagem em termos de segurança.</text:p>
      <text:p text:style-name="P3"/>
      <text:p text:style-name="P3">Mas em servidores dedicados, servidores particulares ou tipo VPS precisará de ajustes</text:p>
      <text:p text:style-name="P3">Precisamos ajustar o php.ini para que aceite arquivos com 9MB, pois o fabrik 3.8.1 tem 8.5MB</text:p>
      <text:p text:style-name="P3"/>
      <text:p text:style-name="P2">Caso tente instalar e o seu Joomla mostre:</text:p>
      <text:p text:style-name="P3">Tamanho máximo para envio: seja 2 ou 3M</text:p>
      <text:p text:style-name="P3">Talvez não instale nem receba nenhuma mensagem de erro</text:p>
      <text:p text:style-name="P3"/>
      <text:p text:style-name="P2">Então edite o php.ini do servidor para 9M assim:</text:p>
      <text:p text:style-name="P3"/>
      <text:p text:style-name="P3">upload_max_filesize = 32M</text:p>
      <text:p text:style-name="P3">post_max_size = 32M</text:p>
      <text:p text:style-name="P3">max_file_uploads = 50</text:p>
      <text:p text:style-name="P3">memory_limit = 256M</text:p>
      <text:p text:style-name="P3">max_execution_time = 240</text:p>
      <text:p text:style-name="P3">Reinicie o apache</text:p>
      <text:p text:style-name="P3"/>
      <text:p text:style-name="P3">Tente instalar novamente e veja que agora consegue</text:p>
      <text:p text:style-name="P3"/>
      <text:p text:style-name="P3">Após instalar é prudente voltar aos valores anteriores, para maior segurança</text:p>
      <text:p text:style-name="P3"><text:soft-page-break/></text:p>
      <text:p text:style-name="P3">upload_max_filesize = 2M</text:p>
      <text:p text:style-name="P3">post_max_size = 8M</text:p>
      <text:p text:style-name="P3">max_file_uploads = 20</text:p>
      <text:p text:style-name="P3">memory_limit = 128M</text:p>
      <text:p text:style-name="P3">max_execution_time = 30</text:p>
      <text:p text:style-name="P3"/>
      <text:p text:style-name="P2">Instalar o plugin birthday</text:p>
      <text:p text:style-name="P3"><text:a xlink:type="simple" xlink:href="http://fabrikar.com/download/details/36/2987-element-birthday" text:style-name="Internet_20_link" text:visited-style-name="Visited_20_Internet_20_Link">http://fabrikar.com/download/details/36/2987-element-birthday</text:a> </text:p>
      <text:p text:style-name="P3"/>
      <text:p text:style-name="P3">Depois de instalar deve habilitar o plugin</text:p>
      <text:p text:style-name="P3"/>
      <text:p text:style-name="P2">Recursos do Fabrik 3.8.1</text:p>
      <text:p text:style-name="P3"/>
      <text:p text:style-name="P3">- listas - entidades, tabelas dos componentes</text:p>
      <text:p text:style-name="P3">- formulários - permite manipular dados pelo backend</text:p>
      <text:p text:style-name="P3">- grupos - agrupar tabelas</text:p>
      <text:p text:style-name="P3">- elementos - campos das tabelas</text:p>
      <text:p text:style-name="P3">- visualizações - </text:p>
      <text:p text:style-name="P3">- pacotes (não disponível na versão 3.8)</text:p>
      <text:p text:style-name="P3">- conexões - conexão com o banco de dados</text:p>
      <text:p text:style-name="P3">- agendar - </text:p>
      <text:p text:style-name="P3"/>
      <text:p text:style-name="P2">Criar um componente do tipo agenda de contatos usando o Fabrik 3.8.1</text:p>
      <text:p text:style-name="P3"/>
      <text:p text:style-name="P3">A instalação precisa ser direto no site onde vamos usar, pois não tem opção para exportar</text:p>
      <text:p text:style-name="P3"/>
      <text:p text:style-name="P3">Componentes - Fabrik</text:p>
      <text:p text:style-name="P3"/>
      <text:p text:style-name="P3"><text:span text:style-name="T2">Listas</text:span> - Criar nossa Agenda</text:p>
      <text:p text:style-name="P3"><text:s text:c="4"/>Novo</text:p>
      <text:p text:style-name="P3"><text:s text:c="4"/>Rótulo - Agenda</text:p>
      <text:p text:style-name="P3"><text:s text:c="4"/>Mensagem de dados vazia - Ainda não existem contatos cadastrados!</text:p>
      <text:p text:style-name="P3"><text:s text:c="4"/>Veja que existem várias abas para configuração acima e também à esquerda. Mas os default já atendem ao básico</text:p>
      <text:p text:style-name="P3"><text:s text:c="4"/>Salvar e Fechar</text:p>
      <text:p text:style-name="P3"><text:s text:c="4"/>Salvar e Fechar novamente</text:p>
      <text:p text:style-name="P3"/>
      <text:p text:style-name="P3">Observe que logo que adicionamos uma lista ele cria automaticamente também um Formulário e um Grupo com o mesmo nome, no caso Agenda</text:p>
      <text:p text:style-name="P3"/>
      <text:p text:style-name="P3"><text:span text:style-name="T2">Elementos</text:span> - Adicionar os campos da tabela</text:p>
      <text:p text:style-name="P3"><text:s text:c="4"/>Veja que ele já adicionou os campos id e date_time</text:p>
      <text:p text:style-name="P3"/>
      <text:p text:style-name="P3"><text:s text:c="4"/>Veja que as validações dos campos estão à esquerda</text:p>
      <text:p text:style-name="P3"/>
      <text:p text:style-name="P3"><text:s text:c="4"/>Abaixo estou indicando apenas as propriedades que eu altero. Fique bem à vontade para ex<text:span text:style-name="T1">pe</text:span>rimentar outras</text:p>
      <text:p text:style-name="P3"/>
      <text:p text:style-name="P3"><text:s text:c="4"/>Novo</text:p>
      <text:p text:style-name="P3"><text:s text:c="8"/>Nome</text:p>
      <text:p text:style-name="P3"><text:s text:c="12"/>Rótulo - Nome</text:p>
      <text:p text:style-name="P3"><text:soft-page-break/><text:s text:c="12"/>Plugin - field</text:p>
      <text:p text:style-name="P3"><text:s text:c="12"/>Grupo - Agenda</text:p>
      <text:p text:style-name="P3"><text:s text:c="16"/>Avançado</text:p>
      <text:p text:style-name="P3"><text:s text:c="20"/>Max length - 55</text:p>
      <text:p text:style-name="P3"><text:s text:c="8"/>Salvar e Novo</text:p>
      <text:p text:style-name="P3"/>
      <text:p text:style-name="P3"><text:s text:c="8"/>E-mail</text:p>
      <text:p text:style-name="P3"><text:s text:c="12"/>Rótulo - E-mail</text:p>
      <text:p text:style-name="P3"><text:s text:c="12"/>Nome - email</text:p>
      <text:p text:style-name="P3"><text:s text:c="12"/>Plugin - field</text:p>
      <text:p text:style-name="P3"><text:s text:c="16"/>Avançado</text:p>
      <text:p text:style-name="P3"><text:s text:c="20"/>Max length - 55</text:p>
      <text:p text:style-name="P3"><text:s text:c="8"/>Salvar e Novo</text:p>
      <text:p text:style-name="P3"/>
      <text:p text:style-name="P3"><text:s text:c="8"/>Facebook</text:p>
      <text:p text:style-name="P3"><text:s text:c="12"/>Rótulo - Facebook</text:p>
      <text:p text:style-name="P3"><text:s text:c="12"/>Plugin - field</text:p>
      <text:p text:style-name="P3"><text:s text:c="16"/>Avançado</text:p>
      <text:p text:style-name="P3"><text:s text:c="20"/>Max length - 55</text:p>
      <text:p text:style-name="P3"><text:s text:c="8"/>Salvar e Novo</text:p>
      <text:p text:style-name="P3"/>
      <text:p text:style-name="P3"><text:s text:c="8"/>Aniversário</text:p>
      <text:p text:style-name="P3"><text:s text:c="12"/>Rótulo - Aniversário</text:p>
      <text:p text:style-name="P3"><text:s text:c="12"/>Nome - aniversario</text:p>
      <text:p text:style-name="P3"><text:s text:c="12"/>Plugin - birthday</text:p>
      <text:p text:style-name="P3"><text:s text:c="16"/>Labels</text:p>
      <text:p text:style-name="P3"><text:s text:c="20"/>Day label - Dia</text:p>
      <text:p text:style-name="P3"><text:s text:c="20"/>Month label - Mês</text:p>
      <text:p text:style-name="P3"><text:s text:c="20"/>Year label - Ano</text:p>
      <text:p text:style-name="P3"><text:s text:c="16"/>Details</text:p>
      <text:p text:style-name="P3"><text:s text:c="20"/>822 (1. March)</text:p>
      <text:p text:style-name="P3"><text:s text:c="16"/>List</text:p>
      <text:p text:style-name="P3"><text:s text:c="20"/>Date Format - Day Month (6 June)</text:p>
      <text:p text:style-name="P3"><text:s text:c="8"/>Salvar e Novo</text:p>
      <text:p text:style-name="P3"/>
      <text:p text:style-name="P3"><text:s text:c="8"/>Calular</text:p>
      <text:p text:style-name="P3"><text:s text:c="12"/>Rótulo - Celular</text:p>
      <text:p text:style-name="P3"><text:s text:c="12"/>Plugin - field</text:p>
      <text:p text:style-name="P3"><text:s text:c="16"/>Avançado</text:p>
      <text:p text:style-name="P3"><text:s text:c="20"/>Max length - 12</text:p>
      <text:p text:style-name="P3"><text:s text:c="8"/>Salvar e Novo</text:p>
      <text:p text:style-name="P3"/>
      <text:p text:style-name="P3"><text:s text:c="8"/>Fixo</text:p>
      <text:p text:style-name="P3"><text:s text:c="12"/>Rótulo - Fixo</text:p>
      <text:p text:style-name="P3"><text:s text:c="12"/>Plugin - field</text:p>
      <text:p text:style-name="P3"><text:s text:c="16"/>Avançado</text:p>
      <text:p text:style-name="P3"><text:s text:c="20"/>Max length - 12</text:p>
      <text:p text:style-name="P3"><text:s text:c="8"/>Salvar e Novo</text:p>
      <text:p text:style-name="P3"/>
      <text:p text:style-name="P3"><text:s text:c="8"/>Endereço</text:p>
      <text:p text:style-name="P3"><text:s text:c="12"/>Rótulo - Endereço</text:p>
      <text:p text:style-name="P3"><text:s text:c="12"/>Nome - endereco</text:p>
      <text:p text:style-name="P3"><text:soft-page-break/><text:s text:c="12"/>Plugin - field</text:p>
      <text:p text:style-name="P3"><text:s text:c="16"/>Avançado</text:p>
      <text:p text:style-name="P3"><text:s text:c="20"/>Max length - 55</text:p>
      <text:p text:style-name="P3"><text:s text:c="8"/>Salvar e Novo</text:p>
      <text:p text:style-name="P3"/>
      <text:p text:style-name="P3"><text:s text:c="8"/>Foto</text:p>
      <text:p text:style-name="P3"><text:s text:c="12"/>Rótulo - Foto</text:p>
      <text:p text:style-name="P3"><text:s text:c="12"/>Plugin - fileupload</text:p>
      <text:p text:style-name="P3"><text:s text:c="16"/>Opções</text:p>
      <text:p text:style-name="P3"><text:s text:c="20"/>Upload Directory:* - /images/agenda/</text:p>
      <text:p text:style-name="P3"><text:s text:c="20"/>If existing image found? - Leave original file &amp; increment new files name</text:p>
      <text:p text:style-name="P3"><text:s text:c="16"/>Thumbnails</text:p>
      <text:p text:style-name="P3"><text:s text:c="20"/>Thumbnail directory - images/agenda/thumbs</text:p>
      <text:p text:style-name="P3"><text:s text:c="8"/>Salvar e Novo</text:p>
      <text:p text:style-name="P3"/>
      <text:p text:style-name="P3"><text:s text:c="8"/>Observação</text:p>
      <text:p text:style-name="P3"><text:s text:c="12"/>Rótulo - Observação</text:p>
      <text:p text:style-name="P3"><text:s text:c="12"/>Nome - observacao</text:p>
      <text:p text:style-name="P3"><text:s text:c="12"/>Plugin - textarea</text:p>
      <text:p text:style-name="P3"><text:s text:c="8"/>Salvar e Fechar</text:p>
      <text:p text:style-name="P3"/>
      <text:p text:style-name="P3">Observe que todos os campos criados estão desabilitados e não aparecem na lista/no site por padrão</text:p>
      <text:p text:style-name="P3"/>
      <text:p text:style-name="P3">Então marque todos e clique no botão acima Exibir na Lista, caso queira que todos apareçam na lista no site</text:p>
      <text:p text:style-name="P3"/>
      <text:p text:style-name="P3">Eu aqui deixei marcados apenas os campos: Nome, Facebook, Aniversário, Celular e Foto</text:p>
      <text:p text:style-name="P3"/>
      <text:p text:style-name="P3"/>
      <text:p text:style-name="P3">Em Home existe uma opção para instalar dados de exemplo. Podemos instalar e depois clicar, em Home, em Resetar Fabrik para excluir e deixar como veio</text:p>
      <text:p text:style-name="P3"/>
      <text:p text:style-name="P2"/>
      <text:p text:style-name="P4">Exemplo</text:p>
      <text:p text:style-name="P3">Vamos criar uma lista para cadastrar Proposta de Adesão. Ao criar a lista lembre de renomear a tabela adicionando o prefixo das tabelas do Joomla</text:p>
      <text:p text:style-name="P3"/>
      <text:p text:style-name="P3">Listas - Novo - similar à tabela</text:p>
      <text:p text:style-name="P3">Detalhes</text:p>
      <text:p text:style-name="P3"/>
      <text:p text:style-name="P3">Rótulo - Proposta de Adesão</text:p>
      <text:p text:style-name="P3">Introdução - Criação de proposta de adesão ao curso online.</text:p>
      <text:p text:style-name="P3">Mensagem de dados vazia - Nenhuma proposta cadastrada ainda</text:p>
      <text:p text:style-name="P3"/>
      <text:p text:style-name="P3">Dados</text:p>
      <text:p text:style-name="P3">Nome da tabela - jpt1m_proposta_de_adeso (veja o prefixo na combo Tabela de Banco de Dados)</text:p>
      <text:p text:style-name="P3">Salvar e Fechar</text:p>
      <text:p text:style-name="P3">Salvar e Fachar novamente</text:p>
      <text:p text:style-name="P3"/>
      <text:p text:style-name="P3">Veja que ele automaticamente cria um formulário com o mesmo nome, cria um grupo e cria dois elementos, id e date_time.</text:p>
      <text:p text:style-name="P3"/>
      <text:p text:style-name="P3">Então para cada tabela/lista temos um grupo e um formulário.</text:p>
      <text:p text:style-name="P3"/>
      <text:p text:style-name="P3">Criar Novos Elementos/campos do formulário.</text:p>
      <text:p text:style-name="P3"/>
      <text:p text:style-name="P3">Elementos - Novo</text:p>
      <text:p text:style-name="P3">T<text:span text:style-name="T3">í</text:span>tulo - Nome</text:p>
      <text:p text:style-name="P3">Plugin - field</text:p>
      <text:p text:style-name="P3">Grupo - Proposta de Adesão</text:p>
      <text:p text:style-name="P3"/>
      <text:p text:style-name="P3">Aba Avançado</text:p>
      <text:p text:style-name="P3">Input Type - Text</text:p>
      <text:p text:style-name="P3">Max length - 55</text:p>
      <text:p text:style-name="P3"/>
      <text:p text:style-name="P3">E-mail</text:p>
      <text:p text:style-name="P3">Plugin - field</text:p>
      <text:p text:style-name="P3">Avançado</text:p>
      <text:p text:style-name="P3"><text:s text:c="4"/>Input - Email</text:p>
      <text:p text:style-name="P3"><text:s text:c="4"/>Max length - </text:p>
      <text:p text:style-name="P3">Formatação</text:p>
      <text:p text:style-name="P3"><text:s text:c="4"/>Bootstrap class - input-large</text:p>
      <text:p text:style-name="P3"/>
      <text:p text:style-name="P3">Data</text:p>
      <text:p text:style-name="P3">Plugin - date</text:p>
      <text:p text:style-name="P3">Date Formats</text:p>
      <text:p text:style-name="P3"><text:s text:c="4"/>Armazenar data como - Horário local</text:p>
      <text:p text:style-name="P3"><text:s text:c="4"/>Formato da lista - d/m/Y</text:p>
      <text:p text:style-name="P3"><text:s text:c="4"/>Formato do Formulário - d/m/Y</text:p>
      <text:p text:style-name="P3"/>
      <text:p text:style-name="P3"/>
      <text:p text:style-name="P5">Telefone</text:p>
      <text:p text:style-name="P3">Plugin - field</text:p>
      <text:p text:style-name="P3">Avançado - Input type - Phone number</text:p>
      <text:p text:style-name="P3"/>
      <text:p text:style-name="P3">Foto</text:p>
      <text:p text:style-name="P3">Plugin - fileupload</text:p>
      <text:p text:style-name="P3">Upload Directory - /images/agenda/</text:p>
      <text:p text:style-name="P3">If existing image found? - Leave original file and increment files's name</text:p>
      <text:p text:style-name="P3">Thumbnails</text:p>
      <text:p text:style-name="P3"><text:s text:c="4"/>Create thumbnail - Sim</text:p>
      <text:p text:style-name="P3"><text:s text:c="4"/>Thumbnail directory - images/agenda/thumbs</text:p>
      <text:p text:style-name="P3">Crop - Crop - Sim </text:p>
      <text:p text:style-name="P3"><text:s text:c="4"/>Cropped directory - images/agenda/crop</text:p>
      <text:p text:style-name="P3"/>
      <text:p text:style-name="P3">Observação</text:p>
      <text:p text:style-name="P3">Plugin - textarea</text:p>
      <text:p text:style-name="P3">Avançado - WYS|WIG Editor - Sim/Não</text:p>
      <text:p text:style-name="P3"/>
      <text:p text:style-name="P3">Salvar e Novo</text:p>
      <text:p text:style-name="P3">Rótulo - Tipo de Aluno</text:p>
      <text:p text:style-name="P3">Plugin - dropdown</text:p>
      <text:p text:style-name="P3">Grupo - Proposta de Adesão</text:p>
      <text:p text:style-name="P3"/>
      <text:p text:style-name="P3">Sub Opções</text:p>
      <text:p text:style-name="P3"><text:s text:c="4"/>1 - Aluno Padrão (este é o Padrão)</text:p>
      <text:p text:style-name="P3"><text:s text:c="4"/>2 - Aluno Full</text:p>
      <text:p text:style-name="P3"/>
      <text:p text:style-name="P3">Salvar e Novo</text:p>
      <text:p text:style-name="P3">Rótulo - Anexo</text:p>
      <text:p text:style-name="P3">Plugin - fileupload</text:p>
      <text:p text:style-name="P3">Grupo - Proposta de Adesão</text:p>
      <text:p text:style-name="P3">Para imagens ou arquivos de upload sempre mudar em</text:p>
      <text:p text:style-name="P3">Options - If existing image found? - Leave original file and &amp; increment new file name</text:p>
      <text:p text:style-name="P3"/>
      <text:p text:style-name="P3">Criar a pasta propostas em images e indicar no campo</text:p>
      <text:p text:style-name="P3">Upload Directory - /images/propostas/</text:p>
      <text:p text:style-name="P3"/>
      <text:p text:style-name="P3">Salvar e Fechar</text:p>
      <text:p text:style-name="P3"/>
      <text:p text:style-name="P3">Criar Item de Menu para uma nova proposta de adesão:</text:p>
      <text:p text:style-name="P3"/>
      <text:p text:style-name="P3">Menus - Main Menu - Novo</text:p>
      <text:p text:style-name="P3">Título do Menu - Nova Proposta</text:p>
      <text:p text:style-name="P3">Tipo de Menu - Fabrik - Form</text:p>
      <text:p text:style-name="P3">Fabrik Form - Proposta de Adesão</text:p>
      <text:p text:style-name="P3"/>
      <text:p text:style-name="P3">Salvar e Fechar</text:p>
      <text:p text:style-name="P3">Já podemos abrir o site/frontend e clicar em Nova Proposta para testar.</text:p>
      <text:p text:style-name="P3"/>
      <text:p text:style-name="P3">Criar novo item de menu para listar as propostas existentes</text:p>
      <text:p text:style-name="P3">Título do Menu - Propostas</text:p>
      <text:p text:style-name="P3">Tipo de Item de Menu - Fabrik - List</text:p>
      <text:p text:style-name="P3"><text:soft-page-break/>Fabrik List - Proposta de Adesão</text:p>
      <text:p text:style-name="P3">Salvar e Fechar</text:p>
      <text:p text:style-name="P3"/>
      <text:p text:style-name="P3">Vá ao site e experimente clicar em Propostas</text:p>
      <text:p text:style-name="P3">Veja que aparece a que acabamos de criar, com recursos importantes abertos ao público, como editar.</text:p>
      <text:p text:style-name="P3"/>
      <text:p text:style-name="P3">O que acontece é que algo assim não deve ficar aberto ao público mas restrito aos alunos cadastrados. Precisamos dizer ao Joomla quem tem acesso a que.</text:p>
      <text:p text:style-name="P3"/>
      <text:p text:style-name="P3">Tanto o Fabrik tem recursos de controle de acesso quanto o próprio Joomla através dos itens de menu.</text:p>
      <text:p text:style-name="P3"/>
      <text:p text:style-name="P3">Idealmente devemos criar um novo grupo de usuários com controle de acesso específico para o que desejamos.</text:p>
      <text:p text:style-name="P3"/>
      <text:p text:style-name="P3">Observe que somente id e date_time aparecem no site.</text:p>
      <text:p text:style-name="P3">Precisamos dizer ao Fabrik para mostrar alguns campos e esconder outros e também que quando se clicar no link do arquivo anexado ele oferecer para download ao invés de exibir, pois atualmente quando clicamos ele exibe na tela.</text:p>
      <text:p text:style-name="P3"/>
      <text:p text:style-name="P3">Acesse os elementos e observe que os 3 últimos elementos que criamos ficaram marcados para não exibir.</text:p>
      <text:p text:style-name="P3"/>
      <text:p text:style-name="P3">Vamos exibir na tela os 3 últimos que criamos e ocultar id e date_time. Veja o resultado no site.</text:p>
      <text:p text:style-name="P3"/>
      <text:p text:style-name="P3">Alterar as propriedades do elemento anexo:</text:p>
      <text:p text:style-name="P3"/>
      <text:p text:style-name="P3">If existing image found? - Leave original file and increment new file's name.</text:p>
      <text:p text:style-name="P3"/>
      <text:p text:style-name="P3">Aba Downloads</text:p>
      <text:p text:style-name="P3">Use Downliad Scripts - Both</text:p>
      <text:p text:style-name="P3">Salvar e Fechar</text:p>
      <text:p text:style-name="P3"/>
      <text:p text:style-name="P3">Acesse o site e clique no link do anexo.</text:p>
      <text:p text:style-name="P3"/>
      <text:p text:style-name="P3">Veja que aparece uma constante de idioma num botão ao invés do link do arquivo.</text:p>
      <text:p text:style-name="P3"/>
      <text:p text:style-name="P3">A forma mais simples de resolver isso é criar uma Substituição para esta constante.</text:p>
      <text:p text:style-name="P3">Copiamos a constante do botão e vamos:</text:p>
      <text:p text:style-name="P3"/>
      <text:p text:style-name="P3">Extensões - Idiomas</text:p>
      <text:p text:style-name="P3">Filtrar - Escolha Português do Brasil - Site</text:p>
      <text:p text:style-name="P3">Substituições - Novo</text:p>
      <text:p text:style-name="P3">Constante de Idioma - PLG_ELEMENT_FILEUPLOAD_DOWNLOAD</text:p>
      <text:p text:style-name="P3">Texto - Download</text:p>
      <text:p text:style-name="P3">Salvar e Fechar</text:p>
      <text:p text:style-name="P3"/>
      <text:p text:style-name="P3">Vá ao site novamente e veja que agora aparece no lugar do anexo um botão de Download.</text:p>
      <text:p text:style-name="P3"/>
      <text:p text:style-name="P3"><text:soft-page-break/>Na listagem das propostas temos um CRUD completo com as opções: listagem, editar, novo, busca, faltando apenas Excluir.</text:p>
      <text:p text:style-name="P3"/>
      <text:p text:style-name="P3">Esta listagem deve aparecer apenas para um usuário ou grupo administrativo e não para todos.</text:p>
      <text:p text:style-name="P3"/>
      <text:p text:style-name="P3">Criar um novo elemento, que mostre para os alunos o status da sua proposta</text:p>
      <text:p text:style-name="P3"/>
      <text:p text:style-name="P3">Elementos - Novo</text:p>
      <text:p text:style-name="P3">Rótulo - Estado</text:p>
      <text:p text:style-name="P3">Plugin - dropdown</text:p>
      <text:p text:style-name="P3">Grupo - Proposta de Adesão</text:p>
      <text:p text:style-name="P3"/>
      <text:p text:style-name="P3">Sub opções</text:p>
      <text:p text:style-name="P3"><text:s text:c="4"/>1 - Aguardando Aprovação (padrão)</text:p>
      <text:p text:style-name="P3"><text:s text:c="4"/>2 - Aprovada</text:p>
      <text:p text:style-name="P3"><text:s text:c="4"/>3 - Reprovada</text:p>
      <text:p text:style-name="P3">Salvar e Fechar</text:p>
      <text:p text:style-name="P3"/>
      <text:p text:style-name="P3">Clicar para que seja mostrado no site</text:p>
      <text:p text:style-name="P3"/>
      <text:p text:style-name="P3">Lembre que já temos um registro criado antes do campo status. </text:p>
      <text:p text:style-name="P3">Edite a proposta no site e altere seu estado.</text:p>
      <text:p text:style-name="P3"/>
      <text:p text:style-name="P3">Acesse Nova Proposta no site e veja que quem está preenchendo pode preencher uma proposta já aprovada, o que não tem sentido.</text:p>
      <text:p text:style-name="P3"/>
      <text:p text:style-name="P3">Vamos esconder as demais opções deixando apenas Aguardando Aprovação.</text:p>
      <text:p text:style-name="P3"/>
      <text:p text:style-name="P3">Acesse os elementos e edite o elemento estado.</text:p>
      <text:p text:style-name="P3"/>
      <text:p text:style-name="P3">Acesso </text:p>
      <text:p text:style-name="P3"><text:s text:c="4"/>Form (add) - Special</text:p>
      <text:p text:style-name="P3"><text:s text:c="4"/>Form (edit) - Special</text:p>
      <text:p text:style-name="P3"><text:s text:c="4"/>Detalhes da visualização - Public</text:p>
      <text:p text:style-name="P3"/>
      <text:p text:style-name="P3">Special - administrador, gerente ou super usuário</text:p>
      <text:p text:style-name="P3"/>
      <text:p text:style-name="P3">Agora volte ao site e veja como ficou nossa combo de estado, apenas Aguardando Aprovação, sem outras opções.</text:p>
      <text:p text:style-name="P3"/>
      <text:p text:style-name="P3">Caso faça login no site com um usuário do grupo special verá que a combo mostra as 3 opções e a lista também mostra a opção de excluir, CRUD completo.</text:p>
      <text:p text:style-name="P3">O Fabrik também permite restringir os campos/elementos, com requerido, tipo de dados, etc.</text:p>
      <text:p text:style-name="P3"/>
      <text:p text:style-name="P3">Criar Grupo de Usuários para administrar as propostas</text:p>
      <text:p text:style-name="P3"/>
      <text:p text:style-name="P3">Usuários - Gerenciador de Grupos</text:p>
      <text:p text:style-name="P3">Criar Novo Grupo - Admin Propostas</text:p>
      <text:p text:style-name="P3">Título - Admin Propostas</text:p>
      <text:p text:style-name="P3">Pai - Registered</text:p>
      <text:p text:style-name="P3"><text:soft-page-break/>Salvar e Fechar</text:p>
      <text:p text:style-name="P3"/>
      <text:p text:style-name="P3">Usuários - Gerenciador de Níveis de Acesso</text:p>
      <text:p text:style-name="P3">Criar Novo Nível de Acesso</text:p>
      <text:p text:style-name="P3">Título - Admin Propostas</text:p>
      <text:p text:style-name="P3">Grupos de usuários com acesso de visualização - Admin Propostas</text:p>
      <text:p text:style-name="P3">Salvar e Fechar</text:p>
      <text:p text:style-name="P3"/>
      <text:p text:style-name="P3">Usuários - Gerenciar</text:p>
      <text:p text:style-name="P3">Criar Novo Usuário</text:p>
      <text:p text:style-name="P3">Nome - Admin Propostas</text:p>
      <text:p text:style-name="P3">Nome de Usuário - admin-propostas</text:p>
      <text:p text:style-name="P3">Senha e confirmar - admin-propostas</text:p>
      <text:p text:style-name="P3">E-mail - admin@ribafs.org</text:p>
      <text:p text:style-name="P3">Grupos de Usuários Atribuidos - Admin Propostas</text:p>
      <text:p text:style-name="P3">Salvar e Fechar</text:p>
      <text:p text:style-name="P3"/>
      <text:p text:style-name="P3">Mudar nível de acesso do item de menu Propostas para Admin Propostas. Criar uma Nova Proposta é aberto ao público mas a listagem de Propostas é restrita apenas aos usuários do grupo Admin Propostas.</text:p>
      <text:p text:style-name="P3"/>
      <text:p text:style-name="P3">Caso agora faça login com o usuário 'admin-propostas', e senha 'admin-propostas' poderá ver as Propostas, caso contrário nem mesmo com o super usuário poderá visualizar.</text:p>
      <text:p text:style-name="P3"/>
      <text:p text:style-name="P3">Configurar um Módulo do Fabrik</text:p>
      <text:p text:style-name="P3"/>
      <text:p text:style-name="P3">Quando instalamos o Fabrik ele cria duas instâncias de módulos, uma para formulário e outra para lista.</text:p>
      <text:p text:style-name="P3"/>
      <text:p text:style-name="P3">Vamos abrir o de lista e mudar isso:</text:p>
      <text:p text:style-name="P3">Título - Propostas Solicitadas</text:p>
      <text:p text:style-name="P3">Estado - Publicado</text:p>
      <text:p text:style-name="P3">Atribuir Menu - Em todas as páginas (ou algo que deseje)</text:p>
      <text:p text:style-name="P3">Posição - position-3 (pode escolher algo que se adapte para você). Aqui ele mostra ao centro.</text:p>
      <text:p text:style-name="P3">Avançado</text:p>
      <text:p text:style-name="P3"><text:s text:c="4"/>Lista - Proposta de adesão</text:p>
      <text:p text:style-name="P3">Acesso - Admin Propostas</text:p>
      <text:p text:style-name="P3"/>
      <text:p text:style-name="P3"/>
      <text:p text:style-name="P5">Criar um filtro para os elementos</text:p>
      <text:p text:style-name="P3">Módulos - Propostas Solicitadas</text:p>
      <text:p text:style-name="P3">Avançado</text:p>
      <text:p text:style-name="P3"/>
      <text:p text:style-name="P3">Elementos - Nome, Tipo de Aluno, Anexo e Estado - close</text:p>
      <text:p text:style-name="P3"/>
      <text:p text:style-name="P3">Prefiltros</text:p>
      <text:p text:style-name="P3"><text:s text:c="4"/>Elementos <text:s text:c="2"/>Condição <text:s text:c="3"/>Valor <text:s text:c="2"/>Tipo <text:s text:c="3"/>Acesso</text:p>
      <text:p text:style-name="P3">OR <text:s/>Estado <text:s text:c="5"/>EQUALS <text:s text:c="5"/>1 <text:s text:c="6"/>Texto <text:s text:c="2"/>Admin Propostas close</text:p>
      <text:p text:style-name="P3"/>
      <text:p text:style-name="P3">Teste no site e veja que são listados apenas os que estão com Aguardando Aprovação. Adicione novos e veja que somente estes serão listados.</text:p>
      <text:p text:style-name="P3"/>
      <text:p text:style-name="P3">Alterar nível de acesso no Fabrik</text:p>
      <text:p text:style-name="P3"/>
      <text:p text:style-name="P3">Elementos - estado</text:p>
      <text:p text:style-name="P3">Acesso</text:p>
      <text:p text:style-name="P3"><text:s text:c="4"/>Form (add) - Admin Propostas</text:p>
      <text:p text:style-name="P3"><text:s text:c="4"/>Form (edit) - Admin Propostas</text:p>
      <text:p text:style-name="P3"/>
      <text:p text:style-name="P3">Criar um novo elemento 'usuário' para que cada usuário possa controlar somente os seus pedidos de adesão.</text:p>
      <text:p text:style-name="P3"/>
      <text:p text:style-name="P3">Elementos - Novo</text:p>
      <text:p text:style-name="P3">Rótulo - Usuário</text:p>
      <text:p text:style-name="P3">Plugin - user</text:p>
      <text:p text:style-name="P3"/>
      <text:p text:style-name="P3">Ocultar - Sim (oculto)</text:p>
      <text:p text:style-name="P3"/>
      <text:p text:style-name="P3">Opções</text:p>
      <text:p text:style-name="P3"/>
      <text:p text:style-name="P3">User Data - ID</text:p>
      <text:p text:style-name="P3"/>
      <text:p text:style-name="P3">Salvar e Fechar</text:p>
      <text:p text:style-name="P3"/>
      <text:p text:style-name="P3">Mudar o item de menu Nova Proposta para registrado. Somente quem se registra pode acessar, somente os alunos cadastrados, por exemplo.</text:p>
      <text:p text:style-name="P3"/>
      <text:p text:style-name="P3">Criar dois novos usuários no grupo Registered:</text:p>
      <text:p text:style-name="P3">user1 e user2</text:p>
      <text:p text:style-name="P3"/>
      <text:p text:style-name="P3">Criar um novo item de menu registered Minhas Solicitações e com um préfiltro para os registered usando Usuário(raw) <text:span text:style-name="T4">p</text:span>ara {$my-&gt;id}.</text:p>
      <text:p text:style-name="P3"/>
      <text:p text:style-name="P2">Dicas:</text:p>
      <text:p text:style-name="P3">- Quando criamos uma lista automaticamente são criados um formulário, um grupo e dois elementos: id e date_time</text:p>
      <text:p text:style-name="P3">- Cada elemento do form pertence a um grupo</text:p>
      <text:p text:style-name="P3">- Podemos ter mais de um grupo em um formulário, para agrupar elementos</text:p>
      <text:p text:style-name="P3">- Rótulo, introdução e a mensagem de vazio não são obrigatórios</text:p>
      <text:p text:style-name="P3">- Ao criar um grupo selecionar a qual formulário ele pertence</text:p>
      <text:p text:style-name="P3">- Interessante configurar o layout quando criando um grupo</text:p>
      <text:p text:style-name="P3"><text:soft-page-break/></text:p>
      <text:p text:style-name="P3">Relacionando duas tabelas</text:p>
      <text:p text:style-name="P3"/>
      <text:p text:style-name="P3">Se tenho as tabelas pedidos e clientes, então na lista de pedidos tenho um campo clientes.</text:p>
      <text:p text:style-name="P3"/>
      <text:p text:style-name="P3">No campo clientes da pedidos eu escolho um plugin do tipo databasejoin.</text:p>
      <text:p text:style-name="P3"/>
      <text:p text:style-name="P3">Em Dados</text:p>
      <text:p text:style-name="P3"><text:s text:c="4"/>Render as - Dropdown</text:p>
      <text:p text:style-name="P3"><text:s text:c="4"/>Tabela - Clientes</text:p>
      <text:p text:style-name="P3"><text:s text:c="4"/>Valor - nome ou id</text:p>
      <text:p text:style-name="P3"><text:s text:c="4"/>Rótulo - nome</text:p>
      <text:p text:style-name="P3"/>
      <text:p text:style-name="P3">Podemos adicionar query SQL.</text:p>
      <text:p text:style-name="P3"/>
      <text:p text:style-name="P3">Obs.: para testar isso criar duas listas: clientes e pedidos</text:p>
      <text:p text:style-name="P3">clientes com apenas id date_time, nome e email.</text:p>
      <text:p text:style-name="P3"/>
      <text:p text:style-name="P3">pedidos: id, date_time, title e valor</text:p>
      <text:p text:style-name="P3"/>
      <text:p text:style-name="P3">Configurar o acesso à Agenda criada no Fabrik no site:</text:p>
      <text:p text:style-name="P3"/>
      <text:p text:style-name="P3">- Componentes - Fabrik - Listas</text:p>
      <text:p text:style-name="P3"><text:s text:c="4"/>- Agenda - Access à esquerda</text:p>
      <text:p text:style-name="P3"><text:s text:c="4"/>- Selecione que grupos poderão ter acesso a que</text:p>
      <text:p text:style-name="P3"/>
      <text:p text:style-name="P3">Existem plugins do tipo calc (calculado), onde podemos entrar código, cálculo e ao final um return $algo;</text:p>
      <text:p text:style-name="P3"/>
      <text:p text:style-name="P2">Validação</text:p>
      <text:p text:style-name="P3">Também útil e importante é a Validação para elementos, que podemos adicionar várias em cada elemento.</text:p>
      <text:p text:style-name="P3"/>
      <text:p text:style-name="P2">Víd<text:span text:style-name="T5">e</text:span>o Tutoriais</text:p>
      <text:p text:style-name="P3"><text:a xlink:type="simple" xlink:href="https://www.youtube.com/watch?v=OAp2fx02SKw" text:style-name="Internet_20_link" text:visited-style-name="Visited_20_Internet_20_Link">https://www.youtube.com/watch?v=OAp2fx02SKw</text:a> </text:p>
      <text:p text:style-name="P3"><text:a xlink:type="simple" xlink:href="https://www.youtube.com/watch?v=t8-1BSGvmG0" text:style-name="Internet_20_link" text:visited-style-name="Visited_20_Internet_20_Link">https://www.youtube.com/watch?v=t8-1BSGvmG0</text:a> </text:p>
      <text:p text:style-name="P3"><text:a xlink:type="simple" xlink:href="https://www.youtube.com/watch?v=IYhvyoaeT_Q" text:style-name="Internet_20_link" text:visited-style-name="Visited_20_Internet_20_Link">https://www.youtube.com/watch?v=IYhvyoaeT_Q</text:a> </text:p>
      <text:p text:style-name="P3"><text:a xlink:type="simple" xlink:href="https://www.youtube.com/watch?v=0x5vRO1Ij2g" text:style-name="Internet_20_link" text:visited-style-name="Visited_20_Internet_20_Link">https://www.youtube.com/watch?v=0x5vRO1Ij2g</text:a> </text:p>
      <text:p text:style-name="P3"><text:a xlink:type="simple" xlink:href="https://www.youtube.com/watch?v=2Rm4txwVMyM" text:style-name="Internet_20_link" text:visited-style-name="Visited_20_Internet_20_Link">https://www.youtube.com/watch?v=2Rm4txwVMyM</text:a> </text:p>
      <text:p text:style-name="P3"><text:a xlink:type="simple" xlink:href="https://www.youtube.com/watch?v=edqq784-pLY" text:style-name="Internet_20_link" text:visited-style-name="Visited_20_Internet_20_Link">https://www.youtube.com/watch?v=edqq784-pLY</text:a> </text:p>
      <text:p text:style-name="P3"><text:a xlink:type="simple" xlink:href="https://www.youtube.com/watch?v=fMC7vAbQg0I" text:style-name="Internet_20_link" text:visited-style-name="Visited_20_Internet_20_Link">https://www.youtube.com/watch?v=fMC7vAbQg0I</text:a> </text:p>
      <text:p text:style-name="P3"><text:a xlink:type="simple" xlink:href="https://www.youtube.com/watch?v=XmbKQO97Uvc" text:style-name="Internet_20_link" text:visited-style-name="Visited_20_Internet_20_Link">https://www.youtube.com/watch?v=XmbKQO97Uvc</text:a> 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ial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2:05:16.572369449</meta:creation-date>
    <dc:date>2018-05-25T12:05:22.884032906</dc:date>
    <meta:editing-duration>PT6S</meta:editing-duration>
    <meta:editing-cycles>1</meta:editing-cycles>
    <meta:document-statistic meta:table-count="0" meta:image-count="0" meta:object-count="0" meta:page-count="11" meta:paragraph-count="353" meta:word-count="2238" meta:character-count="14826" meta:non-whitespace-character-count="11864"/>
    <meta:generator>LibreOffice/5.1.6.2$Linux_X86_64 LibreOffice_project/10m0$Build-2</meta:generator>
  </office:meta>
</office:document-meta>
</file>